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1FB30BE7F3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fo:min-height="11.636cm"/>
    </style:style>
    <style:style style:name="pr3" style:family="presentation" style:parent-style-name="lyt-bluelinesgrad-notes">
      <style:graphic-properties draw:fill-color="#ffffff" fo:min-height="12.322cm"/>
    </style:style>
    <style:style style:name="pr4" style:family="presentation" style:parent-style-name="lyt-bluelinesgrad-title">
      <style:graphic-properties fo:min-height="3.256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VCS by way of Git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VCS has interesting properties</text:p>
              </text:list-item>
              <text:list-item>
                <text:p>Using git to explore dVCS in gener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ooking back at SVN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linear</text:p>
                <text:list>
                  <text:list-item>
                    <text:p>Revisions are monotonically increasing</text:p>
                  </text:list-item>
                </text:list>
              </text:list-item>
              <text:list-item>
                <text:p>Merging is painful</text:p>
              </text:list-item>
              <text:list-item>
                <text:p>Sharing changes consists of mailing patch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straints imposed by dVC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Offline operation is implicit and normal</text:p>
              </text:list-item>
              <text:list-item>
                <text:p>Distributing changes must be trivial</text:p>
              </text:list-item>
              <text:list-item>
                <text:p>Merging becomes comm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nsw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no longer linear</text:p>
                <text:list>
                  <text:list-item>
                    <text:p>Use SHA hashes to identify objects</text:p>
                  </text:list-item>
                  <text:list-item>
                    <text:p>Commits contain links to previous commits</text:p>
                  </text:list-item>
                </text:list>
              </text:list-item>
              <text:list-item>
                <text:p>Merging is understood natively</text:p>
                <text:list>
                  <text:list-item>
                    <text:p>Commits can have many parents, so git can always find common ance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vestigating the object stor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Git commands</text:p>
                <text:list>
                  <text:list-item>
                    <text:p>git show</text:p>
                  </text:list-item>
                  <text:list-item>
                    <text:p>git cat-file</text:p>
                  </text:list-item>
                  <text:list-item>
                    <text:p>git ls-tree</text:p>
                  </text:list-item>
                </text:list>
              </text:list-item>
              <text:list-item>
                <text:p>No delta concept</text:p>
                <text:list>
                  <text:list-item>
                    <text:p>Deltas are computed for packs</text:p>
                  </text:list-item>
                  <text:list-item>
                    <text:p>git gc will create p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bject typ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are prefixed by a type and length</text:p>
              </text:list-item>
              <text:list-item>
                <text:p>Objects are compressed</text:p>
              </text:list-item>
              <text:list-item>
                <text:p>Four object types: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  <text:list-item>
                    <text:p>Commits</text:p>
                  </text:list-item>
                  <text:list-item>
                    <text:p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lob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Just a binary blob</text:p>
              </text:list-item>
            </text:list>
          </draw:text-box>
        </draw:frame>
        <draw:frame draw:style-name="gr2" draw:text-style-name="P1" draw:layer="layout" svg:width="16.013cm" svg:height="6.947cm" svg:x="2.54cm" svg:y="8.255cm">
          <draw:image xlink:href="../../../Desktop/Picture%201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ree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</text:list>
              </text:list-item>
              <text:list-item>
                <text:p>Metadata about items</text:p>
              </text:list-item>
            </text:list>
          </draw:text-box>
        </draw:frame>
        <draw:frame draw:style-name="gr2" draw:text-style-name="P1" draw:layer="layout" svg:width="16.048cm" svg:height="4.937cm" svg:x="2.54cm" svg:y="12.843cm">
          <draw:image xlink:href="../../../Desktop/Picture%20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mit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Tree</text:p>
                  </text:list-item>
                  <text:list-item>
                    <text:p>Parents</text:p>
                  </text:list-item>
                  <text:list-item>
                    <text:p>Message</text:p>
                  </text:list-item>
                  <text:list-item>
                    <text:p>Author</text:p>
                  </text:list-item>
                  <text:list-item>
                    <text:p>Committ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.66cm" svg:height="5.431cm" svg:x="10.795cm" svg:y="8.89cm">
          <draw:image xlink:href="../../../Desktop/Picture%2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ag object</text:p>
          </draw:text-box>
        </draw:frame>
        <draw:frame presentation:style-name="pr2" draw:layer="layout" svg:width="25.199cm" svg:height="11.636cm" svg:x="0.201cm" svg:y="6.144cm" presentation:class="outline" presentation:user-transformed="true">
          <draw:text-box>
            <text:list text:style-name="L2">
              <text:list-item>
                <text:p>Contains</text:p>
                <text:list>
                  <text:list-item>
                    <text:p>Commit</text:p>
                  </text:list-item>
                  <text:list-item>
                    <text:p>Message</text:p>
                  </text:list-item>
                  <text:list-item>
                    <text:p>Cryptographic</text:p>
                    <text:p>signatur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048cm" svg:height="10.122cm" svg:x="11.43cm" svg:y="7.023cm">
          <draw:image xlink:href="../../../Desktop/Picture%20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-1 Identifi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include type, so you can use one namespace</text:p>
              </text:list-item>
              <text:list-item>
                <text:p>Good entropy properties for building hash tables</text:p>
              </text:list-item>
              <text:list-item>
                <text:p>System and history is trivially verifi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s</text:p>
          </draw:text-box>
        </draw:frame>
        <draw:frame presentation:style-name="pr2" draw:layer="layout" svg:width="25.199cm" svg:height="14.415cm" svg:x="1.4cm" svg:y="6.014cm" presentation:class="outline" presentation:user-transformed="true">
          <draw:text-box>
            <text:list text:style-name="L2">
              <text:list-item>
                <text:p>SHA-1 hashes can be shortened</text:p>
              </text:list-item>
              <text:list-item>
                <text:p>Tags point to commits</text:p>
              </text:list-item>
              <text:list-item>
                <text:p>Branches are moving refs</text:p>
                <text:list>
                  <text:list-item>
                    <text:p>HEAD points to tip of the current branch</text:p>
                  </text:list-item>
                  <text:list-item>
                    <text:p>$ref^ and $ref~2</text:p>
                  </text:list-item>
                </text:list>
              </text:list-item>
              <text:list-item>
                <text:p>$ref@{N}</text:p>
                <text:list>
                  <text:list-item>
                    <text:p>Points to Nth value of $ref</text:p>
                  </text:list-item>
                </text:list>
              </text:list-item>
              <text:list-item>
                <text:p>See git-rev-parse(1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otes</text:p>
          </draw:text-box>
        </draw:frame>
        <draw:frame presentation:style-name="pr2" draw:layer="layout" svg:width="25.199cm" svg:height="12.575cm" svg:x="1.4cm" svg:y="6.014cm" presentation:class="outline" presentation:user-transformed="true">
          <draw:text-box>
            <text:list text:style-name="L2">
              <text:list-item>
                <text:p>Default remote is <text:span text:style-name="T1">origin</text:span></text:p>
              </text:list-item>
              <text:list-item>
                <text:p><text:span text:style-name="T2">Can be thought of as vendor branches</text:span></text:p>
              </text:list-item>
              <text:list-item>
                <text:p><text:span text:style-name="T2">Sharing via:</text:span></text:p>
                <text:list>
                  <text:list-item>
                    <text:p><text:span text:style-name="T2">Push</text:span></text:p>
                  </text:list-item>
                  <text:list-item>
                    <text:p><text:span text:style-name="T2">Fetch / Pull</text:span></text:p>
                  </text:list-item>
                </text:list>
              </text:list-item>
              <text:list-item>
                <text:p><text:span text:style-name="T2">Space efficient</text:span></text:p>
              </text:list-item>
              <text:list-item>
                <text:p><text:span text:style-name="T2">Read-only, like everything else in the object stor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ote transpor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Many transports</text:p>
                <text:list>
                  <text:list-item>
                    <text:p>Local file system, http, git, ssh, rsync, and more</text:p>
                  </text:list-item>
                </text:list>
              </text:list-item>
              <text:list-item>
                <text:p>Useful for some workflows</text:p>
                <text:list>
                  <text:list-item>
                    <text:p>Remote checkout requires no credentials</text:p>
                  </text:list-item>
                  <text:list-item>
                    <text:p>Easy to share changes among develo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ulling chang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dd a remote</text:p>
                <text:list>
                  <text:list-item>
                    <text:p>git remote add $name $url</text:p>
                  </text:list-item>
                </text:list>
              </text:list-item>
              <text:list-item>
                <text:p>Fetch its objects</text:p>
                <text:list>
                  <text:list-item>
                    <text:p>git fetch $name</text:p>
                  </text:list-item>
                </text:list>
              </text:list-item>
              <text:list-item>
                <text:p>Refs begin with $name</text:p>
                <text:list>
                  <text:list-item>
                    <text:p>$name/$remote-re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racking remote branch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<text:span text:style-name="T3">Pulling changes fetches and merges automatically</text:span></text:p>
              </text:list-item>
              <text:list-item>
                <text:p><text:span text:style-name="T4">Simple way: checkout the remote branch into a local one</text:span></text:p>
                <text:list>
                  <text:list-item>
                    <text:p><text:span text:style-name="T5">git checkout -b $localbranch $remote/$remote-ref</text:span></text:p>
                  </text:list-item>
                </text:list>
              </text:list-item>
              <text:list-item>
                <text:p><text:span text:style-name="T4">Or edit </text:span><text:span text:style-name="T6">.git/config</text:span><text:span text:style-name="T3"> afterwards</text:span></text:p>
                <text:list>
                  <text:list-item>
                    <text:p><text:span text:style-name="T7">git config branch.$name.remote $remote</text:span></text:p>
                  </text:list-item>
                  <text:list-item>
                    <text:p><text:span text:style-name="T7">git config branch.$name.merge refs/heads/$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ublishing chang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Not always required</text:p>
                <text:list>
                  <text:list-item>
                    <text:p>Pull circuits can enable read-only publishing</text:p>
                  </text:list-item>
                </text:list>
              </text:list-item>
              <text:list-item>
                <text:p>Use <text:span text:style-name="T1">git push</text:span><text:span text:style-name="T2"> to publish a ref</text:span></text:p>
                <text:list>
                  <text:list-item>
                    <text:p><text:span text:style-name="T2">Publish tags, branches</text:span></text:p>
                  </text:list-item>
                  <text:list-item>
                    <text:p><text:span text:style-name="T2">Can specify remote</text:span></text:p>
                  </text:list-item>
                  <text:list-item>
                    <text:p><text:span text:style-name="T2">Fast-forward on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rging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Merge strategies:</text:p>
                <text:list>
                  <text:list-item>
                    <text:p>Fast forward</text:p>
                  </text:list-item>
                  <text:list-item>
                    <text:p>Recursive</text:p>
                  </text:list-item>
                  <text:list-item>
                    <text:p>Octopus</text:p>
                  </text:list-item>
                  <text:list-item>
                    <text:p>See git-merge(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orward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cases when target branch is an ancestor</text:p>
                <text:p/>
                <text:p/>
              </text:list-item>
              <text:list-item>
                <text:p>Keeps history linear</text:p>
              </text:list-item>
            </text:list>
          </draw:text-box>
        </draw:frame>
        <draw:g>
          <draw:custom-shape draw:style-name="gr3" draw:text-style-name="P1" draw:id="id1" draw:layer="layout" svg:width="0.635cm" svg:height="0.635cm" svg:x="10.794cm" svg:y="8.25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id="id3" draw:layer="layout" svg:width="0.635cm" svg:height="0.634cm" svg:x="14.605cm" svg:y="9.52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3" draw:text-style-name="P1" draw:id="id2" draw:layer="layout" svg:width="0.635cm" svg:height="0.635cm" svg:x="12.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line" svg:x1="11.336cm" svg:y1="8.796cm" svg:x2="12.7cm" svg:y2="9.842cm" draw:start-shape="id1" draw:start-glue-point="9" draw:end-shape="id2" draw:end-glue-point="6" svg:d="m11336 8796 1364 1046">
          <text:p/>
        </draw:connector>
        <draw:connector draw:style-name="gr4" draw:text-style-name="P1" draw:layer="layout" draw:type="line" svg:x1="13.335cm" svg:y1="9.842cm" svg:x2="14.605cm" svg:y2="9.842cm" draw:start-shape="id2" draw:start-glue-point="10" draw:end-shape="id3" draw:end-glue-point="6" svg:d="m13335 9842h1270">
          <text:p/>
        </draw:connector>
        <draw:custom-shape draw:style-name="gr3" draw:text-style-name="P1" draw:id="id4" draw:layer="layout" svg:width="0.635cm" svg:height="0.635cm" svg:x="10.794cm" svg:y="13.3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6" draw:layer="layout" svg:width="0.635cm" svg:height="0.634cm" svg:x="14.605cm" svg:y="13.33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5" draw:layer="layout" svg:width="0.635cm" svg:height="0.635cm" svg:x="12.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017cm" svg:y1="15.24cm" svg:x2="13.017cm" svg:y2="15.24cm" svg:d="m13017 15240">
          <text:p/>
        </draw:connector>
        <draw:connector draw:style-name="gr4" draw:text-style-name="P1" draw:layer="layout" draw:type="line" svg:x1="11.43cm" svg:y1="13.652cm" svg:x2="12.7cm" svg:y2="13.652cm" draw:start-shape="id4" draw:start-glue-point="10" draw:end-shape="id5" draw:end-glue-point="6" svg:d="m11430 13652h1270">
          <text:p/>
        </draw:connector>
        <draw:connector draw:style-name="gr4" draw:text-style-name="P1" draw:layer="layout" draw:type="line" svg:x1="13.335cm" svg:y1="13.652cm" svg:x2="14.605cm" svg:y2="13.652cm" draw:start-shape="id5" draw:start-glue-point="10" draw:end-shape="id6" draw:end-glue-point="6" svg:d="m13335 13652h1270">
          <text:p/>
        </draw:connecto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e way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ing heads with a single common ancestor</text:p>
                <text:p/>
                <text:p/>
              </text:list-item>
              <text:list-item>
                <text:p>Introduces a merge commit</text:p>
              </text:list-item>
            </text:list>
          </draw:text-box>
        </draw:frame>
        <draw:custom-shape draw:style-name="gr3" draw:text-style-name="P1" draw:id="id7" draw:layer="layout" svg:width="0.635cm" svg:height="0.635cm" svg:x="11.429cm" svg:y="9.52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9" draw:layer="layout" svg:width="0.635cm" svg:height="0.634cm" svg:x="15.24cm" svg:y="9.52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8" draw:layer="layout" svg:width="0.635cm" svg:height="0.635cm" svg:x="13.33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9.842cm" svg:x2="13.335cm" svg:y2="9.842cm" draw:start-shape="id7" draw:start-glue-point="10" draw:end-shape="id8" draw:end-glue-point="6" svg:d="m12065 9842h1270">
          <text:p/>
        </draw:connector>
        <draw:connector draw:style-name="gr4" draw:text-style-name="P1" draw:layer="layout" draw:type="line" svg:x1="13.97cm" svg:y1="9.842cm" svg:x2="15.24cm" svg:y2="9.842cm" draw:start-shape="id8" draw:start-glue-point="10" draw:end-shape="id9" draw:end-glue-point="6" svg:d="m13970 9842h1270">
          <text:p/>
        </draw:connector>
        <draw:custom-shape draw:style-name="gr5" draw:text-style-name="P1" draw:id="id10" draw:layer="layout" svg:width="0.635cm" svg:height="0.635cm" svg:x="13.33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1cm" svg:y1="10.066cm" svg:x2="13.335cm" svg:y2="11.112cm" draw:start-shape="id7" draw:start-glue-point="9" draw:end-shape="id10" draw:end-glue-point="6" svg:d="m11971 10066 1364 1046">
          <text:p/>
        </draw:connector>
        <draw:connector draw:style-name="gr4" draw:text-style-name="P1" draw:layer="layout" draw:type="line" svg:x1="13.97cm" svg:y1="11.112cm" svg:x2="15.332cm" svg:y2="10.067cm" draw:start-shape="id10" draw:start-glue-point="10" draw:end-shape="id9" draw:end-glue-point="7" svg:d="m13970 11112 1362-1045">
          <text:p/>
        </draw:connecto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ursive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es with more than one common ancestor</text:p>
                <text:p/>
                <text:p/>
              </text:list-item>
              <text:list-item>
                <text:p>Merges common ancestors recursively</text:p>
              </text:list-item>
              <text:list-item>
                <text:p>Can detect when two branches merge each other in different orders.</text:p>
              </text:list-item>
            </text:list>
          </draw:text-box>
        </draw:frame>
        <draw:custom-shape draw:style-name="gr3" draw:text-style-name="P1" draw:id="id11" draw:layer="layout" svg:width="0.635cm" svg:height="0.635cm" svg:x="11.43cm" svg:y="9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13" draw:layer="layout" svg:width="0.635cm" svg:height="0.634cm" svg:x="15.241cm" svg:y="9.52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12" draw:layer="layout" svg:width="0.635cm" svg:height="0.635cm" svg:x="13.336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6cm" svg:y1="9.843cm" svg:x2="13.336cm" svg:y2="9.843cm" draw:start-shape="id11" draw:start-glue-point="10" draw:end-shape="id12" draw:end-glue-point="6" svg:d="m12066 9843h1270">
          <text:p/>
        </draw:connector>
        <draw:connector draw:style-name="gr4" draw:text-style-name="P1" draw:layer="layout" draw:type="line" svg:x1="13.971cm" svg:y1="9.843cm" svg:x2="15.241cm" svg:y2="9.843cm" draw:start-shape="id12" draw:start-glue-point="10" draw:end-shape="id13" draw:end-glue-point="6" svg:d="m13971 9843h1270">
          <text:p/>
        </draw:connector>
        <draw:custom-shape draw:style-name="gr5" draw:text-style-name="P1" draw:id="id14" draw:layer="layout" svg:width="0.635cm" svg:height="0.635cm" svg:x="13.336cm" svg:y="10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2cm" svg:y1="10.067cm" svg:x2="13.336cm" svg:y2="11.113cm" draw:start-shape="id11" draw:start-glue-point="9" draw:end-shape="id14" draw:end-glue-point="6" svg:d="m11972 10067 1364 1046">
          <text:p/>
        </draw:connector>
        <draw:connector draw:style-name="gr4" draw:text-style-name="P1" draw:layer="layout" draw:type="line" svg:x1="13.971cm" svg:y1="11.113cm" svg:x2="15.333cm" svg:y2="10.068cm" draw:start-shape="id14" draw:start-glue-point="10" draw:end-shape="id13" draw:end-glue-point="7" svg:d="m13971 11113 1362-1045">
          <text:p/>
        </draw:connector>
        <draw:custom-shape draw:style-name="gr5" draw:text-style-name="P1" draw:id="id15" draw:layer="layout" svg:width="0.635cm" svg:height="0.635cm" svg:x="11.43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11.112cm" svg:x2="13.336cm" svg:y2="11.113cm" draw:start-shape="id15" draw:start-glue-point="10" draw:end-shape="id14" draw:end-glue-point="6" svg:d="m12065 11112 1271 1">
          <text:p/>
        </draw:connector>
        <draw:connector draw:style-name="gr4" draw:text-style-name="P1" draw:layer="layout" draw:type="line" svg:x1="11.971cm" svg:y1="10.887cm" svg:x2="13.336cm" svg:y2="9.843cm" draw:start-shape="id15" draw:start-glue-point="11" draw:end-shape="id12" draw:end-glue-point="6" svg:d="m11971 10887 1365-1044">
          <text:p/>
        </draw:connecto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index</text:p>
          </draw:text-box>
        </draw:frame>
        <draw:frame presentation:style-name="pr2" draw:layer="layout" svg:width="25.199cm" svg:height="12.414cm" svg:x="1.4cm" svg:y="6.014cm" presentation:class="outline" presentation:user-transformed="true">
          <draw:text-box>
            <text:list text:style-name="L2">
              <text:list-item>
                <text:p>Index stores the commit-to-be</text:p>
              </text:list-item>
              <text:list-item>
                <text:p>Contains extra metadata as optimizations</text:p>
              </text:list-item>
              <text:list-item>
                <text:p>Can contain invalid trees, such as when merging with conflicts</text:p>
              </text:list-item>
              <text:list-item>
                <text:p>Commands:</text:p>
                <text:list>
                  <text:list-item>
                    <text:p>git add</text:p>
                  </text:list-item>
                  <text:list-item>
                    <text:p>git rm –cached</text:p>
                  </text:list-item>
                  <text:list-item>
                    <text:p>git r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w workflow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Rebasing to change history</text:p>
              </text:list-item>
              <text:list-item>
                <text:p>Splitting patches</text:p>
              </text:list-item>
              <text:list-item>
                <text:p>Combining patch splitting and rebase</text:p>
              </text:list-item>
              <text:list-item>
                <text:p>Amending commits</text:p>
              </text:list-item>
              <text:list-item>
                <text:p>Sharing changesets among developers without publishing to a central reposito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rebase</text:p>
          </draw:text-box>
        </draw:frame>
        <draw:frame presentation:style-name="pr2" draw:layer="layout" svg:width="25.199cm" svg:height="13.632cm" svg:x="1.154cm" svg:y="5.34cm" presentation:class="outline" presentation:user-transformed="true">
          <draw:text-box>
            <text:list text:style-name="L2">
              <text:list-item>
                <text:p>Can move history lines around</text:p>
                <text:list>
                  <text:list-item>
                    <text:p>Move current branch to start from $ref</text:p>
                    <text:p>git rebase $ref</text:p>
                    <text:p>git rebase –onto $ref $from-ref $to-ref</text:p>
                  </text:list-item>
                </text:list>
              </text:list-item>
              <text:list-item>
                <text:p>Interactive mode</text:p>
                <text:list>
                  <text:list-item>
                    <text:p>Delete commits</text:p>
                  </text:list-item>
                  <text:list-item>
                    <text:p>Reorder</text:p>
                  </text:list-item>
                  <text:list-item>
                    <text:p>Squash</text:p>
                  </text:list-item>
                  <text:list-item>
                    <text:p>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dd --patch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plits patches by hunk</text:p>
              </text:list-item>
              <text:list-item>
                <text:p>Enabled by the index</text:p>
              </text:list-item>
              <text:list-item>
                <text:p>Can be used with <text:span text:style-name="T1">git reset</text:span><text:span text:style-name="T2"> and amended commits to undo chang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plitting patch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When bad code gets mixed with good</text:p>
              </text:list-item>
              <text:list-item>
                <text:p>Presenting logical change sets</text:p>
              </text:list-item>
              <text:list-item>
                <text:p><text:span text:style-name="T1">git rebase</text:span><text:span text:style-name="T2"> can be used to edit any history</text:span></text:p>
              </text:list-item>
              <text:list-item>
                <text:p><text:span text:style-name="T1">git reset</text:span><text:span text:style-name="T2"> is used to set the index to before the change</text:span></text:p>
              </text:list-item>
              <text:list-item>
                <text:p><text:span text:style-name="T1">git add –patch</text:span><text:span text:style-name="T2"> is used to separate hun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tart the interactive rebase</text:p>
                <text:p/>
              </text:list-item>
              <text:list-item>
                <text:p>Edit the commit you want to split</text:p>
                <text:p/>
              </text:list-item>
            </text:list>
          </draw:text-box>
        </draw:frame>
        <draw:frame draw:style-name="gr2" draw:text-style-name="P1" draw:layer="layout" svg:width="7.053cm" svg:height="1.092cm" svg:x="2.54cm" svg:y="7.798cm">
          <draw:image xlink:href="Pictures/10000000000000C80000001FB30BE7F3.png" xlink:type="simple" xlink:show="embed" xlink:actuate="onLoad">
            <text:p/>
          </draw:image>
        </draw:frame>
        <draw:frame draw:style-name="gr2" draw:text-style-name="P1" draw:layer="layout" svg:width="12.909cm" svg:height="6.03cm" svg:x="2.54cm" svg:y="11.115cm">
          <draw:image xlink:href="../../../Desktop/Picture%205.png" xlink:type="simple" xlink:show="embed" xlink:actuate="onLoad">
            <text:p/>
          </draw:image>
        </draw:frame>
        <draw:frame draw:style-name="gr2" draw:text-style-name="P1" draw:layer="layout" svg:width="7.9cm" svg:height="0.986cm" svg:x="10.795cm" svg:y="7.904cm">
          <draw:image xlink:href="../../../Desktop/Picture%20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mmit the index</text:p>
                <text:p/>
                <text:p/>
              </text:list-item>
              <text:list-item>
                <text:p>Commit the rest of the changes</text:p>
              </text:list-item>
            </text:list>
          </draw:text-box>
        </draw:frame>
        <draw:frame draw:style-name="gr2" draw:text-style-name="P1" draw:layer="layout" svg:width="11.321cm" svg:height="3.067cm" svg:x="2.54cm" svg:y="13.335cm">
          <draw:image xlink:href="../../../Desktop/Picture%207.png" xlink:type="simple" xlink:show="embed" xlink:actuate="onLoad">
            <text:p/>
          </draw:image>
        </draw:frame>
        <draw:frame draw:style-name="gr2" draw:text-style-name="P1" draw:layer="layout" svg:width="10.898cm" svg:height="2.009cm" svg:x="2.54cm" svg:y="8.151cm">
          <draw:image xlink:href="../../../Desktop/Picture%20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anger!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o not use on public branches</text:p>
                <text:list>
                  <text:list-item>
                    <text:p>Rewrites history, confusing remotes</text:p>
                  </text:list-item>
                  <text:list-item>
                    <text:p>Fixable, but annoying</text:p>
                  </text:list-item>
                </text:list>
              </text:list-item>
              <text:list-item>
                <text:p>Still, very useful</text:p>
                <text:list>
                  <text:list-item>
                    <text:p>Publishing patches</text:p>
                  </text:list-item>
                  <text:list-item>
                    <text:p>Organizing a logical history</text:p>
                  </text:list-item>
                  <text:list-item>
                    <text:p>Machine gun committing is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y seekrit agenda</text:p>
          </draw:text-box>
        </draw:frame>
        <draw:frame presentation:style-name="pr2" draw:layer="layout" svg:width="25.199cm" svg:height="11.753cm" svg:x="1.4cm" svg:y="6.014cm" presentation:class="outline" presentation:user-transformed="true">
          <draw:text-box>
            <text:list text:style-name="L2">
              <text:list-item>
                <text:p>Git enables my laziness</text:p>
                <text:list>
                  <text:list-item>
                    <text:p>Frequent commits, exploratory, and secretive</text:p>
                  </text:list-item>
                </text:list>
              </text:list-item>
              <text:list-item>
                <text:p>Git network effects</text:p>
                <text:list>
                  <text:list-item>
                    <text:p>Makes it easier to track local changes when repos are published</text:p>
                  </text:list-item>
                </text:list>
              </text:list-item>
              <text:list-item>
                <text:p>Similar to other dVCS systems, but better because I use it</text:p>
                <text:list>
                  <text:list-item>
                    <text:p>Too lazy to learn hg, bzr, darcs, etc.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dditional Resources</text:p>
          </draw:text-box>
        </draw:frame>
        <draw:frame presentation:style-name="pr2" draw:layer="layout" svg:width="25.199cm" svg:height="14.101cm" svg:x="1.27cm" svg:y="5.08cm" presentation:class="outline" presentation:user-transformed="true">
          <draw:text-box>
            <text:list text:style-name="L2">
              <text:list-item>
                <text:p>Git – SVN Crash Course</text:p>
                <text:list>
                  <text:list-header>
                    <text:p>http://git.or.cz/course/svn.html</text:p>
                  </text:list-header>
                </text:list>
              </text:list-item>
              <text:list-item>
                <text:p>GitWiki</text:p>
                <text:list>
                  <text:list-header>
                    <text:p>http://git.or.cz/gitwiki/FrontPage</text:p>
                  </text:list-header>
                </text:list>
              </text:list-item>
              <text:list-item>
                <text:p>Git User's Manual</text:p>
                <text:list>
                  <text:list-header>
                    <text:p><text:span text:style-name="T5">http://www.kernel.org/pub/software/scm/git/docs/user-manual.html</text:span></text:p>
                  </text:list-header>
                </text:list>
              </text:list-item>
              <text:list-item>
                <text:p>Man pages / google</text:p>
              </text:list-item>
              <text:list-item>
                <text:p>Slides</text:p>
                <text:list>
                  <text:list-header>
                    <text:p>http://github.com/bjc/dvcs-git-slid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ian Cully</meta:initial-creator>
    <meta:creation-date>2009-03-24T10:51:55</meta:creation-date>
    <meta:editing-duration>PT151H37M33S</meta:editing-duration>
    <meta:editing-cycles>42</meta:editing-cycles>
    <dc:date>2009-03-30T19:55:46</dc:date>
    <dc:creator>Brian Cully</dc:creator>
    <meta:generator>OpenOffice.org/3.0$Unix OpenOffice.org_project/300m15$Build-9379</meta:generator>
    <meta:document-statistic meta:object-count="188"/>
    <meta:user-defined meta:name="Info 1"/>
    <meta:user-defined meta:name="Info 2"/>
    <meta:user-defined meta:name="Info 3"/>
    <meta:user-defined meta:name="Info 4"/>
  </office:meta>
</office:document-meta>
</file>